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nk_MSB</text:p>
          </table:table-cell>
          <table:table-cell table:style-name="ce1" office:value-type="string" calcext:value-type="string">
            <text:p>bank_LSB</text:p>
          </table:table-cell>
          <table:table-cell table:style-name="ce1" office:value-type="string" calcext:value-type="string">
            <text:p>P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ereo Pian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ll String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nChoirIrie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igCityBras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ereo Sax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coustic Gtr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odern Gtr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under Bas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niMoogBas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3 Mod -&gt;Lesl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hantazia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ZoundTrax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ibe n Me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ki Threat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ck Drums 1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tal Vapor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aven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erb Flute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l. Piano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r. Horn Sect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elcty Falls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ereo Mutes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oneBs&amp;Hrn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lap/PopBass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ap Bass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ecial FX 1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rmonic Syn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yond FM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yoto Forest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linesia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atin Drums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ind Chimes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rpsikord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ring Orch.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uman Voices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ritone Sax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lo Trumpet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2 String *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odern Harp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r.Bs/Piano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ythical Pad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ianoBell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h Way!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mpyrean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locken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ide Marimba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atin Perc.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 Bk.Gtr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rand Piano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langeString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hite Veil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ark World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les Solos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loTrombone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Xprsiv El.Gtr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BassPad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une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B's Wine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ctave Choir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itano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aiBathHse.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cine Drum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adical Drum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ltphn Arp 9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MStylePiano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sham Strings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e Ate Flangers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 Clavier</text:p>
          </table:table-cell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rd Trmp Am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ll Game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 Strat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zeBass/Pad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ide Neck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 Horn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lue Ice</text:p>
          </table:table-cell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mberedTines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dd Vibes</text:p>
          </table:table-cell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right Steel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ative Power *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nsects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ibrantPiano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mperor</text:p>
          </table:table-cell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Free LA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rch. Brass</text:p>
          </table:table-cell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 Oct Bones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ynthibell</text:p>
          </table:table-cell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Steel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et **</text:p>
          </table:table-cell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et <text:s/>**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quarishLead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ynth String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 Trmpt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tal Throat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ight Mallet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ngablock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old&amp;Sample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iano Drama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nctuate</text:p>
          </table:table-cell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unar Window</text:p>
          </table:table-cell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edy Keys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ring Swell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ingle Pad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lo Lead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uzzy Frets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ss &amp; Synth *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illectro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op Pad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nJovi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lletumba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lipperyBass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ll2Strgs**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ll2Link**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instonGrand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Rings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rp Edge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boe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ibes/Choir *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lo Synth 3</text:p>
          </table:table-cell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ck Gitaro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nimal 1 **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nimal **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d Tine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r Minister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one Face</text:p>
          </table:table-cell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emolo Vibe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ulcimer</text:p>
          </table:table-cell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lock Head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rber Pole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09:43:40.355944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 h</meta:initial-creator>
    <meta:creation-date>2020-08-15T09:25:03.374984704</meta:creation-date>
    <dc:date>2020-08-15T09:47:08.487826214</dc:date>
    <dc:creator>b h</dc:creator>
    <meta:editing-duration>PT8M47S</meta:editing-duration>
    <meta:editing-cycles>3</meta:editing-cycles>
    <meta:generator>LibreOffice/6.4.4.2$Linux_X86_64 LibreOffice_project/40$Build-2</meta:generator>
    <meta:document-statistic meta:table-count="1" meta:cell-count="647" meta:object-count="0"/>
  </office:meta>
</office:document-meta>
</file>